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2_base_optical_poses" table:style-name="ta1">
        <table:shapes>
          <draw:frame draw:z-index="0" draw:style-name="gr1" draw:text-style-name="P1" svg:width="453.51pt" svg:height="255.09pt" svg:x="646.81pt" svg:y="38.21pt">
            <loext:p draw:notify-on-update-of-ranges="test2_base_optical_poses.G4:test2_base_optical_poses.G40 test2_base_optical_poses.H4:test2_base_optical_poses.H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Results</text:p>
          </table:table-cell>
          <table:table-cell table:number-columns-repeated="2"/>
          <table:table-cell table:style-name="ce1" office:value-type="string" calcext:value-type="string">
            <text:p>Results from m to mm</text:p>
          </table:table-cell>
          <table:table-cell table:number-columns-repeated="2"/>
          <table:table-cell table:style-name="ce1" office:value-type="string" calcext:value-type="string">
            <text:p>Total error</text:p>
          </table:table-cell>
          <table:table-cell/>
        </table:table-row>
        <table:table-row table:style-name="ro1">
          <table:table-cell table:style-name="ce1" office:value-type="string" calcext:value-type="string">
            <text:p>x [m]</text:p>
          </table:table-cell>
          <table:table-cell table:style-name="ce1" office:value-type="string" calcext:value-type="string">
            <text:p>y [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  <table:table-cell/>
          <table:table-cell table:style-name="ce1" office:value-type="string" calcext:value-type="string">
            <text:p>x [mm]</text:p>
          </table:table-cell>
          <table:table-cell table:style-name="ce1" office:value-type="string" calcext:value-type="string">
            <text:p>y [mm]</text:p>
          </table:table-cell>
        </table:table-row>
        <table:table-row table:style-name="ro1">
          <table:table-cell office:value-type="float" office:value="-0.125741838564739" calcext:value-type="float">
            <text:p>-0.1257418386</text:p>
          </table:table-cell>
          <table:table-cell office:value-type="float" office:value="-0.337700778653987" calcext:value-type="float">
            <text:p>-0.3377007787</text:p>
          </table:table-cell>
          <table:table-cell/>
          <table:table-cell table:formula="of:=[.A4]*1000" office:value-type="float" office:value="-125.741838564739" calcext:value-type="float">
            <text:p>-125.7418385647</text:p>
          </table:table-cell>
          <table:table-cell table:formula="of:=[.B4]*1000" office:value-type="float" office:value="-337.700778653987" calcext:value-type="float">
            <text:p>-337.700778654</text:p>
          </table:table-cell>
          <table:table-cell/>
          <table:table-cell table:formula="of:=[.D4]-[.$D$46]" office:value-type="float" office:value="-0.672026395621344" calcext:value-type="float">
            <text:p>-0.6720263956</text:p>
          </table:table-cell>
          <table:table-cell table:formula="of:=[.E4]-[.$E$46]" office:value-type="float" office:value="0.487789100208602" calcext:value-type="float">
            <text:p>0.4877891002</text:p>
          </table:table-cell>
        </table:table-row>
        <table:table-row table:style-name="ro1">
          <table:table-cell office:value-type="float" office:value="-0.125546155993119" calcext:value-type="float">
            <text:p>-0.125546156</text:p>
          </table:table-cell>
          <table:table-cell office:value-type="float" office:value="-0.337516875624534" calcext:value-type="float">
            <text:p>-0.3375168756</text:p>
          </table:table-cell>
          <table:table-cell/>
          <table:table-cell table:formula="of:=[.A5]*1000" office:value-type="float" office:value="-125.546155993119" calcext:value-type="float">
            <text:p>-125.5461559931</text:p>
          </table:table-cell>
          <table:table-cell table:formula="of:=[.B5]*1000" office:value-type="float" office:value="-337.516875624534" calcext:value-type="float">
            <text:p>-337.5168756245</text:p>
          </table:table-cell>
          <table:table-cell/>
          <table:table-cell table:formula="of:=[.D5]-[.$D$46]" office:value-type="float" office:value="-0.476343824001617" calcext:value-type="float">
            <text:p>-0.476343824</text:p>
          </table:table-cell>
          <table:table-cell table:formula="of:=[.E5]-[.$E$46]" office:value-type="float" office:value="0.671692129661267" calcext:value-type="float">
            <text:p>0.6716921297</text:p>
          </table:table-cell>
        </table:table-row>
        <table:table-row table:style-name="ro1">
          <table:table-cell office:value-type="float" office:value="-0.125402366454661" calcext:value-type="float">
            <text:p>-0.1254023665</text:p>
          </table:table-cell>
          <table:table-cell office:value-type="float" office:value="-0.337463603699056" calcext:value-type="float">
            <text:p>-0.3374636037</text:p>
          </table:table-cell>
          <table:table-cell/>
          <table:table-cell table:formula="of:=[.A6]*1000" office:value-type="float" office:value="-125.402366454661" calcext:value-type="float">
            <text:p>-125.4023664547</text:p>
          </table:table-cell>
          <table:table-cell table:formula="of:=[.B6]*1000" office:value-type="float" office:value="-337.463603699056" calcext:value-type="float">
            <text:p>-337.4636036991</text:p>
          </table:table-cell>
          <table:table-cell/>
          <table:table-cell table:formula="of:=[.D6]-[.$D$46]" office:value-type="float" office:value="-0.332554285544134" calcext:value-type="float">
            <text:p>-0.3325542855</text:p>
          </table:table-cell>
          <table:table-cell table:formula="of:=[.E6]-[.$E$46]" office:value-type="float" office:value="0.724964055139594" calcext:value-type="float">
            <text:p>0.7249640551</text:p>
          </table:table-cell>
        </table:table-row>
        <table:table-row table:style-name="ro1">
          <table:table-cell office:value-type="float" office:value="-0.125376583798556" calcext:value-type="float">
            <text:p>-0.1253765838</text:p>
          </table:table-cell>
          <table:table-cell office:value-type="float" office:value="-0.33735978337252" calcext:value-type="float">
            <text:p>-0.3373597834</text:p>
          </table:table-cell>
          <table:table-cell/>
          <table:table-cell table:formula="of:=[.A7]*1000" office:value-type="float" office:value="-125.376583798556" calcext:value-type="float">
            <text:p>-125.3765837986</text:p>
          </table:table-cell>
          <table:table-cell table:formula="of:=[.B7]*1000" office:value-type="float" office:value="-337.35978337252" calcext:value-type="float">
            <text:p>-337.3597833725</text:p>
          </table:table-cell>
          <table:table-cell/>
          <table:table-cell table:formula="of:=[.D7]-[.$D$46]" office:value-type="float" office:value="-0.306771629438941" calcext:value-type="float">
            <text:p>-0.3067716294</text:p>
          </table:table-cell>
          <table:table-cell table:formula="of:=[.E7]-[.$E$46]" office:value-type="float" office:value="0.828784381674666" calcext:value-type="float">
            <text:p>0.8287843817</text:p>
          </table:table-cell>
        </table:table-row>
        <table:table-row table:style-name="ro1">
          <table:table-cell office:value-type="float" office:value="-0.1251282041518" calcext:value-type="float">
            <text:p>-0.1251282042</text:p>
          </table:table-cell>
          <table:table-cell office:value-type="float" office:value="-0.337796307118352" calcext:value-type="float">
            <text:p>-0.3377963071</text:p>
          </table:table-cell>
          <table:table-cell/>
          <table:table-cell table:formula="of:=[.A8]*1000" office:value-type="float" office:value="-125.1282041518" calcext:value-type="float">
            <text:p>-125.1282041518</text:p>
          </table:table-cell>
          <table:table-cell table:formula="of:=[.B8]*1000" office:value-type="float" office:value="-337.796307118352" calcext:value-type="float">
            <text:p>-337.7963071184</text:p>
          </table:table-cell>
          <table:table-cell/>
          <table:table-cell table:formula="of:=[.D8]-[.$D$46]" office:value-type="float" office:value="-0.0583919826832329" calcext:value-type="float">
            <text:p>-0.0583919827</text:p>
          </table:table-cell>
          <table:table-cell table:formula="of:=[.E8]-[.$E$46]" office:value-type="float" office:value="0.3922606358434" calcext:value-type="float">
            <text:p>0.3922606358</text:p>
          </table:table-cell>
        </table:table-row>
        <table:table-row table:style-name="ro1">
          <table:table-cell office:value-type="float" office:value="-0.125033224138045" calcext:value-type="float">
            <text:p>-0.1250332241</text:p>
          </table:table-cell>
          <table:table-cell office:value-type="float" office:value="-0.33820439851739" calcext:value-type="float">
            <text:p>-0.3382043985</text:p>
          </table:table-cell>
          <table:table-cell/>
          <table:table-cell table:formula="of:=[.A9]*1000" office:value-type="float" office:value="-125.033224138045" calcext:value-type="float">
            <text:p>-125.033224138</text:p>
          </table:table-cell>
          <table:table-cell table:formula="of:=[.B9]*1000" office:value-type="float" office:value="-338.20439851739" calcext:value-type="float">
            <text:p>-338.2043985174</text:p>
          </table:table-cell>
          <table:table-cell/>
          <table:table-cell table:formula="of:=[.D9]-[.$D$46]" office:value-type="float" office:value="0.0365880310719149" calcext:value-type="float">
            <text:p>0.0365880311</text:p>
          </table:table-cell>
          <table:table-cell table:formula="of:=[.E9]-[.$E$46]" office:value-type="float" office:value="-0.0158307631946855" calcext:value-type="float">
            <text:p>-0.0158307632</text:p>
          </table:table-cell>
        </table:table-row>
        <table:table-row table:style-name="ro1">
          <table:table-cell office:value-type="float" office:value="-0.125167189593504" calcext:value-type="float">
            <text:p>-0.1251671896</text:p>
          </table:table-cell>
          <table:table-cell office:value-type="float" office:value="-0.338790708776014" calcext:value-type="float">
            <text:p>-0.3387907088</text:p>
          </table:table-cell>
          <table:table-cell/>
          <table:table-cell table:formula="of:=[.A10]*1000" office:value-type="float" office:value="-125.167189593504" calcext:value-type="float">
            <text:p>-125.1671895935</text:p>
          </table:table-cell>
          <table:table-cell table:formula="of:=[.B10]*1000" office:value-type="float" office:value="-338.790708776014" calcext:value-type="float">
            <text:p>-338.790708776</text:p>
          </table:table-cell>
          <table:table-cell/>
          <table:table-cell table:formula="of:=[.D10]-[.$D$46]" office:value-type="float" office:value="-0.0973774243867638" calcext:value-type="float">
            <text:p>-0.0973774244</text:p>
          </table:table-cell>
          <table:table-cell table:formula="of:=[.E10]-[.$E$46]" office:value-type="float" office:value="-0.602141021818625" calcext:value-type="float">
            <text:p>-0.6021410218</text:p>
          </table:table-cell>
        </table:table-row>
        <table:table-row table:style-name="ro1">
          <table:table-cell office:value-type="float" office:value="-0.124891127912239" calcext:value-type="float">
            <text:p>-0.1248911279</text:p>
          </table:table-cell>
          <table:table-cell office:value-type="float" office:value="-0.338900223352419" calcext:value-type="float">
            <text:p>-0.3389002234</text:p>
          </table:table-cell>
          <table:table-cell/>
          <table:table-cell table:formula="of:=[.A11]*1000" office:value-type="float" office:value="-124.89112791224" calcext:value-type="float">
            <text:p>-124.8911279122</text:p>
          </table:table-cell>
          <table:table-cell table:formula="of:=[.B11]*1000" office:value-type="float" office:value="-338.900223352419" calcext:value-type="float">
            <text:p>-338.9002233524</text:p>
          </table:table-cell>
          <table:table-cell/>
          <table:table-cell table:formula="of:=[.D11]-[.$D$46]" office:value-type="float" office:value="0.178684256877744" calcext:value-type="float">
            <text:p>0.1786842569</text:p>
          </table:table-cell>
          <table:table-cell table:formula="of:=[.E11]-[.$E$46]" office:value-type="float" office:value="-0.711655598223388" calcext:value-type="float">
            <text:p>-0.7116555982</text:p>
          </table:table-cell>
        </table:table-row>
        <table:table-row table:style-name="ro1">
          <table:table-cell office:value-type="float" office:value="-0.124839036381672" calcext:value-type="float">
            <text:p>-0.1248390364</text:p>
          </table:table-cell>
          <table:table-cell office:value-type="float" office:value="-0.338834674555051" calcext:value-type="float">
            <text:p>-0.3388346746</text:p>
          </table:table-cell>
          <table:table-cell/>
          <table:table-cell table:formula="of:=[.A12]*1000" office:value-type="float" office:value="-124.839036381672" calcext:value-type="float">
            <text:p>-124.8390363817</text:p>
          </table:table-cell>
          <table:table-cell table:formula="of:=[.B12]*1000" office:value-type="float" office:value="-338.834674555051" calcext:value-type="float">
            <text:p>-338.8346745551</text:p>
          </table:table-cell>
          <table:table-cell/>
          <table:table-cell table:formula="of:=[.D12]-[.$D$46]" office:value-type="float" office:value="0.230775787445069" calcext:value-type="float">
            <text:p>0.2307757874</text:p>
          </table:table-cell>
          <table:table-cell table:formula="of:=[.E12]-[.$E$46]" office:value-type="float" office:value="-0.646106800855534" calcext:value-type="float">
            <text:p>-0.6461068009</text:p>
          </table:table-cell>
        </table:table-row>
        <table:table-row table:style-name="ro1">
          <table:table-cell office:value-type="float" office:value="-0.124839194620482" calcext:value-type="float">
            <text:p>-0.1248391946</text:p>
          </table:table-cell>
          <table:table-cell office:value-type="float" office:value="-0.33901321347238" calcext:value-type="float">
            <text:p>-0.3390132135</text:p>
          </table:table-cell>
          <table:table-cell/>
          <table:table-cell table:formula="of:=[.A13]*1000" office:value-type="float" office:value="-124.839194620482" calcext:value-type="float">
            <text:p>-124.8391946205</text:p>
          </table:table-cell>
          <table:table-cell table:formula="of:=[.B13]*1000" office:value-type="float" office:value="-339.01321347238" calcext:value-type="float">
            <text:p>-339.0132134724</text:p>
          </table:table-cell>
          <table:table-cell/>
          <table:table-cell table:formula="of:=[.D13]-[.$D$46]" office:value-type="float" office:value="0.23061754863555" calcext:value-type="float">
            <text:p>0.2306175486</text:p>
          </table:table-cell>
          <table:table-cell table:formula="of:=[.E13]-[.$E$46]" office:value-type="float" office:value="-0.824645718184968" calcext:value-type="float">
            <text:p>-0.8246457182</text:p>
          </table:table-cell>
        </table:table-row>
        <table:table-row table:style-name="ro1">
          <table:table-cell office:value-type="float" office:value="-0.124398349455828" calcext:value-type="float">
            <text:p>-0.1243983495</text:p>
          </table:table-cell>
          <table:table-cell office:value-type="float" office:value="-0.337271362652405" calcext:value-type="float">
            <text:p>-0.3372713627</text:p>
          </table:table-cell>
          <table:table-cell/>
          <table:table-cell table:formula="of:=[.A14]*1000" office:value-type="float" office:value="-124.398349455828" calcext:value-type="float">
            <text:p>-124.3983494558</text:p>
          </table:table-cell>
          <table:table-cell table:formula="of:=[.B14]*1000" office:value-type="float" office:value="-337.271362652405" calcext:value-type="float">
            <text:p>-337.2713626524</text:p>
          </table:table-cell>
          <table:table-cell/>
          <table:table-cell table:formula="of:=[.D14]-[.$D$46]" office:value-type="float" office:value="0.671462713289614" calcext:value-type="float">
            <text:p>0.6714627133</text:p>
          </table:table-cell>
          <table:table-cell table:formula="of:=[.E14]-[.$E$46]" office:value-type="float" office:value="0.917205101790216" calcext:value-type="float">
            <text:p>0.9172051018</text:p>
          </table:table-cell>
        </table:table-row>
        <table:table-row table:style-name="ro1">
          <table:table-cell office:value-type="float" office:value="-0.124668674420015" calcext:value-type="float">
            <text:p>-0.1246686744</text:p>
          </table:table-cell>
          <table:table-cell office:value-type="float" office:value="-0.337497098923343" calcext:value-type="float">
            <text:p>-0.3374970989</text:p>
          </table:table-cell>
          <table:table-cell/>
          <table:table-cell table:formula="of:=[.A15]*1000" office:value-type="float" office:value="-124.668674420015" calcext:value-type="float">
            <text:p>-124.66867442</text:p>
          </table:table-cell>
          <table:table-cell table:formula="of:=[.B15]*1000" office:value-type="float" office:value="-337.497098923343" calcext:value-type="float">
            <text:p>-337.4970989233</text:p>
          </table:table-cell>
          <table:table-cell/>
          <table:table-cell table:formula="of:=[.D15]-[.$D$46]" office:value-type="float" office:value="0.401137749102091" calcext:value-type="float">
            <text:p>0.4011377491</text:p>
          </table:table-cell>
          <table:table-cell table:formula="of:=[.E15]-[.$E$46]" office:value-type="float" office:value="0.691468830852386" calcext:value-type="float">
            <text:p>0.6914688309</text:p>
          </table:table-cell>
        </table:table-row>
        <table:table-row table:style-name="ro1">
          <table:table-cell office:value-type="float" office:value="-0.124772123492198" calcext:value-type="float">
            <text:p>-0.1247721235</text:p>
          </table:table-cell>
          <table:table-cell office:value-type="float" office:value="-0.337724821671576" calcext:value-type="float">
            <text:p>-0.3377248217</text:p>
          </table:table-cell>
          <table:table-cell/>
          <table:table-cell table:formula="of:=[.A16]*1000" office:value-type="float" office:value="-124.772123492198" calcext:value-type="float">
            <text:p>-124.7721234922</text:p>
          </table:table-cell>
          <table:table-cell table:formula="of:=[.B16]*1000" office:value-type="float" office:value="-337.724821671576" calcext:value-type="float">
            <text:p>-337.7248216716</text:p>
          </table:table-cell>
          <table:table-cell/>
          <table:table-cell table:formula="of:=[.D16]-[.$D$46]" office:value-type="float" office:value="0.297688676919478" calcext:value-type="float">
            <text:p>0.2976886769</text:p>
          </table:table-cell>
          <table:table-cell table:formula="of:=[.E16]-[.$E$46]" office:value-type="float" office:value="0.463746082619252" calcext:value-type="float">
            <text:p>0.4637460826</text:p>
          </table:table-cell>
        </table:table-row>
        <table:table-row table:style-name="ro1">
          <table:table-cell office:value-type="float" office:value="-0.125096915597003" calcext:value-type="float">
            <text:p>-0.1250969156</text:p>
          </table:table-cell>
          <table:table-cell office:value-type="float" office:value="-0.337941080104079" calcext:value-type="float">
            <text:p>-0.3379410801</text:p>
          </table:table-cell>
          <table:table-cell/>
          <table:table-cell table:formula="of:=[.A17]*1000" office:value-type="float" office:value="-125.096915597003" calcext:value-type="float">
            <text:p>-125.096915597</text:p>
          </table:table-cell>
          <table:table-cell table:formula="of:=[.B17]*1000" office:value-type="float" office:value="-337.941080104079" calcext:value-type="float">
            <text:p>-337.9410801041</text:p>
          </table:table-cell>
          <table:table-cell/>
          <table:table-cell table:formula="of:=[.D17]-[.$D$46]" office:value-type="float" office:value="-0.0271034278852653" calcext:value-type="float">
            <text:p>-0.0271034279</text:p>
          </table:table-cell>
          <table:table-cell table:formula="of:=[.E17]-[.$E$46]" office:value-type="float" office:value="0.247487650116113" calcext:value-type="float">
            <text:p>0.2474876501</text:p>
          </table:table-cell>
        </table:table-row>
        <table:table-row table:style-name="ro1">
          <table:table-cell office:value-type="float" office:value="-0.125225766331871" calcext:value-type="float">
            <text:p>-0.1252257663</text:p>
          </table:table-cell>
          <table:table-cell office:value-type="float" office:value="-0.338146975204022" calcext:value-type="float">
            <text:p>-0.3381469752</text:p>
          </table:table-cell>
          <table:table-cell/>
          <table:table-cell table:formula="of:=[.A18]*1000" office:value-type="float" office:value="-125.225766331871" calcext:value-type="float">
            <text:p>-125.2257663319</text:p>
          </table:table-cell>
          <table:table-cell table:formula="of:=[.B18]*1000" office:value-type="float" office:value="-338.146975204022" calcext:value-type="float">
            <text:p>-338.146975204</text:p>
          </table:table-cell>
          <table:table-cell/>
          <table:table-cell table:formula="of:=[.D18]-[.$D$46]" office:value-type="float" office:value="-0.155954162754057" calcext:value-type="float">
            <text:p>-0.1559541628</text:p>
          </table:table-cell>
          <table:table-cell table:formula="of:=[.E18]-[.$E$46]" office:value-type="float" office:value="0.0415925501733341" calcext:value-type="float">
            <text:p>0.0415925502</text:p>
          </table:table-cell>
        </table:table-row>
        <table:table-row table:style-name="ro1">
          <table:table-cell office:value-type="float" office:value="-0.125075973123046" calcext:value-type="float">
            <text:p>-0.1250759731</text:p>
          </table:table-cell>
          <table:table-cell office:value-type="float" office:value="-0.338197358654029" calcext:value-type="float">
            <text:p>-0.3381973587</text:p>
          </table:table-cell>
          <table:table-cell/>
          <table:table-cell table:formula="of:=[.A19]*1000" office:value-type="float" office:value="-125.075973123046" calcext:value-type="float">
            <text:p>-125.075973123</text:p>
          </table:table-cell>
          <table:table-cell table:formula="of:=[.B19]*1000" office:value-type="float" office:value="-338.197358654029" calcext:value-type="float">
            <text:p>-338.197358654</text:p>
          </table:table-cell>
          <table:table-cell/>
          <table:table-cell table:formula="of:=[.D19]-[.$D$46]" office:value-type="float" office:value="-0.00616095392889804" calcext:value-type="float">
            <text:p>-0.0061609539</text:p>
          </table:table-cell>
          <table:table-cell table:formula="of:=[.E19]-[.$E$46]" office:value-type="float" office:value="-0.00879089983340009" calcext:value-type="float">
            <text:p>-0.0087908998</text:p>
          </table:table-cell>
        </table:table-row>
        <table:table-row table:style-name="ro1">
          <table:table-cell office:value-type="float" office:value="-0.125078451318082" calcext:value-type="float">
            <text:p>-0.1250784513</text:p>
          </table:table-cell>
          <table:table-cell office:value-type="float" office:value="-0.338183200726885" calcext:value-type="float">
            <text:p>-0.3381832007</text:p>
          </table:table-cell>
          <table:table-cell/>
          <table:table-cell table:formula="of:=[.A20]*1000" office:value-type="float" office:value="-125.078451318082" calcext:value-type="float">
            <text:p>-125.0784513181</text:p>
          </table:table-cell>
          <table:table-cell table:formula="of:=[.B20]*1000" office:value-type="float" office:value="-338.183200726885" calcext:value-type="float">
            <text:p>-338.1832007269</text:p>
          </table:table-cell>
          <table:table-cell/>
          <table:table-cell table:formula="of:=[.D20]-[.$D$46]" office:value-type="float" office:value="-0.00863914896501683" calcext:value-type="float">
            <text:p>-0.008639149</text:p>
          </table:table-cell>
          <table:table-cell table:formula="of:=[.E20]-[.$E$46]" office:value-type="float" office:value="0.00536702730971683" calcext:value-type="float">
            <text:p>0.0053670273</text:p>
          </table:table-cell>
        </table:table-row>
        <table:table-row table:style-name="ro1">
          <table:table-cell office:value-type="float" office:value="-0.125224812765709" calcext:value-type="float">
            <text:p>-0.1252248128</text:p>
          </table:table-cell>
          <table:table-cell office:value-type="float" office:value="-0.338412581977" calcext:value-type="float">
            <text:p>-0.338412582</text:p>
          </table:table-cell>
          <table:table-cell/>
          <table:table-cell table:formula="of:=[.A21]*1000" office:value-type="float" office:value="-125.224812765709" calcext:value-type="float">
            <text:p>-125.2248127657</text:p>
          </table:table-cell>
          <table:table-cell table:formula="of:=[.B21]*1000" office:value-type="float" office:value="-338.412581977" calcext:value-type="float">
            <text:p>-338.412581977</text:p>
          </table:table-cell>
          <table:table-cell/>
          <table:table-cell table:formula="of:=[.D21]-[.$D$46]" office:value-type="float" office:value="-0.15500059659216" calcext:value-type="float">
            <text:p>-0.1550005966</text:p>
          </table:table-cell>
          <table:table-cell table:formula="of:=[.E21]-[.$E$46]" office:value-type="float" office:value="-0.224014222805238" calcext:value-type="float">
            <text:p>-0.2240142228</text:p>
          </table:table-cell>
        </table:table-row>
        <table:table-row table:style-name="ro1">
          <table:table-cell office:value-type="float" office:value="-0.125194126904366" calcext:value-type="float">
            <text:p>-0.1251941269</text:p>
          </table:table-cell>
          <table:table-cell office:value-type="float" office:value="-0.338554045632421" calcext:value-type="float">
            <text:p>-0.3385540456</text:p>
          </table:table-cell>
          <table:table-cell/>
          <table:table-cell table:formula="of:=[.A22]*1000" office:value-type="float" office:value="-125.194126904366" calcext:value-type="float">
            <text:p>-125.1941269044</text:p>
          </table:table-cell>
          <table:table-cell table:formula="of:=[.B22]*1000" office:value-type="float" office:value="-338.554045632421" calcext:value-type="float">
            <text:p>-338.5540456324</text:p>
          </table:table-cell>
          <table:table-cell/>
          <table:table-cell table:formula="of:=[.D22]-[.$D$46]" office:value-type="float" office:value="-0.124314735248973" calcext:value-type="float">
            <text:p>-0.1243147352</text:p>
          </table:table-cell>
          <table:table-cell table:formula="of:=[.E22]-[.$E$46]" office:value-type="float" office:value="-0.365477878226159" calcext:value-type="float">
            <text:p>-0.3654778782</text:p>
          </table:table-cell>
        </table:table-row>
        <table:table-row table:style-name="ro1">
          <table:table-cell office:value-type="float" office:value="-0.125178830094143" calcext:value-type="float">
            <text:p>-0.1251788301</text:p>
          </table:table-cell>
          <table:table-cell office:value-type="float" office:value="-0.338790161298499" calcext:value-type="float">
            <text:p>-0.3387901613</text:p>
          </table:table-cell>
          <table:table-cell/>
          <table:table-cell table:formula="of:=[.A23]*1000" office:value-type="float" office:value="-125.178830094143" calcext:value-type="float">
            <text:p>-125.1788300941</text:p>
          </table:table-cell>
          <table:table-cell table:formula="of:=[.B23]*1000" office:value-type="float" office:value="-338.790161298499" calcext:value-type="float">
            <text:p>-338.7901612985</text:p>
          </table:table-cell>
          <table:table-cell/>
          <table:table-cell table:formula="of:=[.D23]-[.$D$46]" office:value-type="float" office:value="-0.109017925026137" calcext:value-type="float">
            <text:p>-0.109017925</text:p>
          </table:table-cell>
          <table:table-cell table:formula="of:=[.E23]-[.$E$46]" office:value-type="float" office:value="-0.601593544303569" calcext:value-type="float">
            <text:p>-0.6015935443</text:p>
          </table:table-cell>
        </table:table-row>
        <table:table-row table:style-name="ro1">
          <table:table-cell office:value-type="float" office:value="-0.125680733300072" calcext:value-type="float">
            <text:p>-0.1256807333</text:p>
          </table:table-cell>
          <table:table-cell office:value-type="float" office:value="-0.336958435078144" calcext:value-type="float">
            <text:p>-0.3369584351</text:p>
          </table:table-cell>
          <table:table-cell/>
          <table:table-cell table:formula="of:=[.A24]*1000" office:value-type="float" office:value="-125.680733300072" calcext:value-type="float">
            <text:p>-125.6807333001</text:p>
          </table:table-cell>
          <table:table-cell table:formula="of:=[.B24]*1000" office:value-type="float" office:value="-336.958435078144" calcext:value-type="float">
            <text:p>-336.9584350781</text:p>
          </table:table-cell>
          <table:table-cell/>
          <table:table-cell table:formula="of:=[.D24]-[.$D$46]" office:value-type="float" office:value="-0.61092113095502" calcext:value-type="float">
            <text:p>-0.610921131</text:p>
          </table:table-cell>
          <table:table-cell table:formula="of:=[.E24]-[.$E$46]" office:value-type="float" office:value="1.2301326760508" calcext:value-type="float">
            <text:p>1.2301326761</text:p>
          </table:table-cell>
        </table:table-row>
        <table:table-row table:style-name="ro1">
          <table:table-cell office:value-type="float" office:value="-0.125481242309023" calcext:value-type="float">
            <text:p>-0.1254812423</text:p>
          </table:table-cell>
          <table:table-cell office:value-type="float" office:value="-0.337010966506433" calcext:value-type="float">
            <text:p>-0.3370109665</text:p>
          </table:table-cell>
          <table:table-cell/>
          <table:table-cell table:formula="of:=[.A25]*1000" office:value-type="float" office:value="-125.481242309023" calcext:value-type="float">
            <text:p>-125.481242309</text:p>
          </table:table-cell>
          <table:table-cell table:formula="of:=[.B25]*1000" office:value-type="float" office:value="-337.010966506433" calcext:value-type="float">
            <text:p>-337.0109665064</text:p>
          </table:table-cell>
          <table:table-cell/>
          <table:table-cell table:formula="of:=[.D25]-[.$D$46]" office:value-type="float" office:value="-0.411430139905477" calcext:value-type="float">
            <text:p>-0.4114301399</text:p>
          </table:table-cell>
          <table:table-cell table:formula="of:=[.E25]-[.$E$46]" office:value-type="float" office:value="1.17760124776191" calcext:value-type="float">
            <text:p>1.1776012478</text:p>
          </table:table-cell>
        </table:table-row>
        <table:table-row table:style-name="ro1">
          <table:table-cell office:value-type="float" office:value="-0.125188653796646" calcext:value-type="float">
            <text:p>-0.1251886538</text:p>
          </table:table-cell>
          <table:table-cell office:value-type="float" office:value="-0.337044032031961" calcext:value-type="float">
            <text:p>-0.337044032</text:p>
          </table:table-cell>
          <table:table-cell/>
          <table:table-cell table:formula="of:=[.A26]*1000" office:value-type="float" office:value="-125.188653796646" calcext:value-type="float">
            <text:p>-125.1886537966</text:p>
          </table:table-cell>
          <table:table-cell table:formula="of:=[.B26]*1000" office:value-type="float" office:value="-337.044032031961" calcext:value-type="float">
            <text:p>-337.044032032</text:p>
          </table:table-cell>
          <table:table-cell/>
          <table:table-cell table:formula="of:=[.D26]-[.$D$46]" office:value-type="float" office:value="-0.118841627528738" calcext:value-type="float">
            <text:p>-0.1188416275</text:p>
          </table:table-cell>
          <table:table-cell table:formula="of:=[.E26]-[.$E$46]" office:value-type="float" office:value="1.14453572223397" calcext:value-type="float">
            <text:p>1.1445357222</text:p>
          </table:table-cell>
        </table:table-row>
        <table:table-row table:style-name="ro1">
          <table:table-cell office:value-type="float" office:value="-0.125156275788792" calcext:value-type="float">
            <text:p>-0.1251562758</text:p>
          </table:table-cell>
          <table:table-cell office:value-type="float" office:value="-0.337277464495889" calcext:value-type="float">
            <text:p>-0.3372774645</text:p>
          </table:table-cell>
          <table:table-cell/>
          <table:table-cell table:formula="of:=[.A27]*1000" office:value-type="float" office:value="-125.156275788792" calcext:value-type="float">
            <text:p>-125.1562757888</text:p>
          </table:table-cell>
          <table:table-cell table:formula="of:=[.B27]*1000" office:value-type="float" office:value="-337.277464495889" calcext:value-type="float">
            <text:p>-337.2774644959</text:p>
          </table:table-cell>
          <table:table-cell/>
          <table:table-cell table:formula="of:=[.D27]-[.$D$46]" office:value-type="float" office:value="-0.086463619674447" calcext:value-type="float">
            <text:p>-0.0864636197</text:p>
          </table:table-cell>
          <table:table-cell table:formula="of:=[.E27]-[.$E$46]" office:value-type="float" office:value="0.9111032583059" calcext:value-type="float">
            <text:p>0.9111032583</text:p>
          </table:table-cell>
        </table:table-row>
        <table:table-row table:style-name="ro1">
          <table:table-cell office:value-type="float" office:value="-0.125406906901186" calcext:value-type="float">
            <text:p>-0.1254069069</text:p>
          </table:table-cell>
          <table:table-cell office:value-type="float" office:value="-0.337638374886961" calcext:value-type="float">
            <text:p>-0.3376383749</text:p>
          </table:table-cell>
          <table:table-cell/>
          <table:table-cell table:formula="of:=[.A28]*1000" office:value-type="float" office:value="-125.406906901186" calcext:value-type="float">
            <text:p>-125.4069069012</text:p>
          </table:table-cell>
          <table:table-cell table:formula="of:=[.B28]*1000" office:value-type="float" office:value="-337.638374886961" calcext:value-type="float">
            <text:p>-337.638374887</text:p>
          </table:table-cell>
          <table:table-cell/>
          <table:table-cell table:formula="of:=[.D28]-[.$D$46]" office:value-type="float" office:value="-0.33709473206909" calcext:value-type="float">
            <text:p>-0.3370947321</text:p>
          </table:table-cell>
          <table:table-cell table:formula="of:=[.E28]-[.$E$46]" office:value-type="float" office:value="0.550192867233932" calcext:value-type="float">
            <text:p>0.5501928672</text:p>
          </table:table-cell>
        </table:table-row>
        <table:table-row table:style-name="ro1">
          <table:table-cell office:value-type="float" office:value="-0.125043431474996" calcext:value-type="float">
            <text:p>-0.1250434315</text:p>
          </table:table-cell>
          <table:table-cell office:value-type="float" office:value="-0.338205674700552" calcext:value-type="float">
            <text:p>-0.3382056747</text:p>
          </table:table-cell>
          <table:table-cell/>
          <table:table-cell table:formula="of:=[.A29]*1000" office:value-type="float" office:value="-125.043431474996" calcext:value-type="float">
            <text:p>-125.043431475</text:p>
          </table:table-cell>
          <table:table-cell table:formula="of:=[.B29]*1000" office:value-type="float" office:value="-338.205674700552" calcext:value-type="float">
            <text:p>-338.2056747006</text:p>
          </table:table-cell>
          <table:table-cell/>
          <table:table-cell table:formula="of:=[.D29]-[.$D$46]" office:value-type="float" office:value="0.0263806941213005" calcext:value-type="float">
            <text:p>0.0263806941</text:p>
          </table:table-cell>
          <table:table-cell table:formula="of:=[.E29]-[.$E$46]" office:value-type="float" office:value="-0.0171069463565345" calcext:value-type="float">
            <text:p>-0.0171069464</text:p>
          </table:table-cell>
        </table:table-row>
        <table:table-row table:style-name="ro1">
          <table:table-cell office:value-type="float" office:value="-0.125073096070986" calcext:value-type="float">
            <text:p>-0.1250730961</text:p>
          </table:table-cell>
          <table:table-cell office:value-type="float" office:value="-0.33889957918512" calcext:value-type="float">
            <text:p>-0.3388995792</text:p>
          </table:table-cell>
          <table:table-cell/>
          <table:table-cell table:formula="of:=[.A30]*1000" office:value-type="float" office:value="-125.073096070986" calcext:value-type="float">
            <text:p>-125.073096071</text:p>
          </table:table-cell>
          <table:table-cell table:formula="of:=[.B30]*1000" office:value-type="float" office:value="-338.89957918512" calcext:value-type="float">
            <text:p>-338.8995791851</text:p>
          </table:table-cell>
          <table:table-cell/>
          <table:table-cell table:formula="of:=[.D30]-[.$D$46]" office:value-type="float" office:value="-0.00328390186876959" calcext:value-type="float">
            <text:p>-0.0032839019</text:p>
          </table:table-cell>
          <table:table-cell table:formula="of:=[.E30]-[.$E$46]" office:value-type="float" office:value="-0.711011430925112" calcext:value-type="float">
            <text:p>-0.7110114309</text:p>
          </table:table-cell>
        </table:table-row>
        <table:table-row table:style-name="ro1">
          <table:table-cell office:value-type="float" office:value="-0.125117949171578" calcext:value-type="float">
            <text:p>-0.1251179492</text:p>
          </table:table-cell>
          <table:table-cell office:value-type="float" office:value="-0.339126634407147" calcext:value-type="float">
            <text:p>-0.3391266344</text:p>
          </table:table-cell>
          <table:table-cell/>
          <table:table-cell table:formula="of:=[.A31]*1000" office:value-type="float" office:value="-125.117949171578" calcext:value-type="float">
            <text:p>-125.1179491716</text:p>
          </table:table-cell>
          <table:table-cell table:formula="of:=[.B31]*1000" office:value-type="float" office:value="-339.126634407147" calcext:value-type="float">
            <text:p>-339.1266344071</text:p>
          </table:table-cell>
          <table:table-cell/>
          <table:table-cell table:formula="of:=[.D31]-[.$D$46]" office:value-type="float" office:value="-0.0481370024610186" calcext:value-type="float">
            <text:p>-0.0481370025</text:p>
          </table:table-cell>
          <table:table-cell table:formula="of:=[.E31]-[.$E$46]" office:value-type="float" office:value="-0.938066652951818" calcext:value-type="float">
            <text:p>-0.938066653</text:p>
          </table:table-cell>
        </table:table-row>
        <table:table-row table:style-name="ro1">
          <table:table-cell office:value-type="float" office:value="-0.125178971869395" calcext:value-type="float">
            <text:p>-0.1251789719</text:p>
          </table:table-cell>
          <table:table-cell office:value-type="float" office:value="-0.339558824925166" calcext:value-type="float">
            <text:p>-0.3395588249</text:p>
          </table:table-cell>
          <table:table-cell/>
          <table:table-cell table:formula="of:=[.A32]*1000" office:value-type="float" office:value="-125.178971869395" calcext:value-type="float">
            <text:p>-125.1789718694</text:p>
          </table:table-cell>
          <table:table-cell table:formula="of:=[.B32]*1000" office:value-type="float" office:value="-339.558824925166" calcext:value-type="float">
            <text:p>-339.5588249252</text:p>
          </table:table-cell>
          <table:table-cell/>
          <table:table-cell table:formula="of:=[.D32]-[.$D$46]" office:value-type="float" office:value="-0.109159700277559" calcext:value-type="float">
            <text:p>-0.1091597003</text:p>
          </table:table-cell>
          <table:table-cell table:formula="of:=[.E32]-[.$E$46]" office:value-type="float" office:value="-1.37025717097117" calcext:value-type="float">
            <text:p>-1.370257171</text:p>
          </table:table-cell>
        </table:table-row>
        <table:table-row table:style-name="ro1">
          <table:table-cell office:value-type="float" office:value="-0.125225035478741" calcext:value-type="float">
            <text:p>-0.1252250355</text:p>
          </table:table-cell>
          <table:table-cell office:value-type="float" office:value="-0.339661170502846" calcext:value-type="float">
            <text:p>-0.3396611705</text:p>
          </table:table-cell>
          <table:table-cell/>
          <table:table-cell table:formula="of:=[.A33]*1000" office:value-type="float" office:value="-125.225035478741" calcext:value-type="float">
            <text:p>-125.2250354787</text:p>
          </table:table-cell>
          <table:table-cell table:formula="of:=[.B33]*1000" office:value-type="float" office:value="-339.661170502846" calcext:value-type="float">
            <text:p>-339.6611705028</text:p>
          </table:table-cell>
          <table:table-cell/>
          <table:table-cell table:formula="of:=[.D33]-[.$D$46]" office:value-type="float" office:value="-0.155223309623452" calcext:value-type="float">
            <text:p>-0.1552233096</text:p>
          </table:table-cell>
          <table:table-cell table:formula="of:=[.E33]-[.$E$46]" office:value-type="float" office:value="-1.47260274865124" calcext:value-type="float">
            <text:p>-1.4726027487</text:p>
          </table:table-cell>
        </table:table-row>
        <table:table-row table:style-name="ro1">
          <table:table-cell office:value-type="float" office:value="-0.123598244547813" calcext:value-type="float">
            <text:p>-0.1235982445</text:p>
          </table:table-cell>
          <table:table-cell office:value-type="float" office:value="-0.338841889276859" calcext:value-type="float">
            <text:p>-0.3388418893</text:p>
          </table:table-cell>
          <table:table-cell/>
          <table:table-cell table:formula="of:=[.A34]*1000" office:value-type="float" office:value="-123.598244547813" calcext:value-type="float">
            <text:p>-123.5982445478</text:p>
          </table:table-cell>
          <table:table-cell table:formula="of:=[.B34]*1000" office:value-type="float" office:value="-338.841889276859" calcext:value-type="float">
            <text:p>-338.8418892769</text:p>
          </table:table-cell>
          <table:table-cell/>
          <table:table-cell table:formula="of:=[.D34]-[.$D$46]" office:value-type="float" office:value="1.47156762130423" calcext:value-type="float">
            <text:p>1.4715676213</text:p>
          </table:table-cell>
          <table:table-cell table:formula="of:=[.E34]-[.$E$46]" office:value-type="float" office:value="-0.653321522664044" calcext:value-type="float">
            <text:p>-0.6533215227</text:p>
          </table:table-cell>
        </table:table-row>
        <table:table-row table:style-name="ro1">
          <table:table-cell office:value-type="float" office:value="-0.123846765208981" calcext:value-type="float">
            <text:p>-0.1238467652</text:p>
          </table:table-cell>
          <table:table-cell office:value-type="float" office:value="-0.338874994447624" calcext:value-type="float">
            <text:p>-0.3388749944</text:p>
          </table:table-cell>
          <table:table-cell/>
          <table:table-cell table:formula="of:=[.A35]*1000" office:value-type="float" office:value="-123.846765208981" calcext:value-type="float">
            <text:p>-123.846765209</text:p>
          </table:table-cell>
          <table:table-cell table:formula="of:=[.B35]*1000" office:value-type="float" office:value="-338.874994447624" calcext:value-type="float">
            <text:p>-338.8749944476</text:p>
          </table:table-cell>
          <table:table-cell/>
          <table:table-cell table:formula="of:=[.D35]-[.$D$46]" office:value-type="float" office:value="1.22304696013651" calcext:value-type="float">
            <text:p>1.2230469601</text:p>
          </table:table-cell>
          <table:table-cell table:formula="of:=[.E35]-[.$E$46]" office:value-type="float" office:value="-0.686426693428984" calcext:value-type="float">
            <text:p>-0.6864266934</text:p>
          </table:table-cell>
        </table:table-row>
        <table:table-row table:style-name="ro1">
          <table:table-cell office:value-type="float" office:value="-0.124425069928689" calcext:value-type="float">
            <text:p>-0.1244250699</text:p>
          </table:table-cell>
          <table:table-cell office:value-type="float" office:value="-0.338877755799389" calcext:value-type="float">
            <text:p>-0.3388777558</text:p>
          </table:table-cell>
          <table:table-cell/>
          <table:table-cell table:formula="of:=[.A36]*1000" office:value-type="float" office:value="-124.425069928689" calcext:value-type="float">
            <text:p>-124.4250699287</text:p>
          </table:table-cell>
          <table:table-cell table:formula="of:=[.B36]*1000" office:value-type="float" office:value="-338.877755799389" calcext:value-type="float">
            <text:p>-338.8777557994</text:p>
          </table:table-cell>
          <table:table-cell/>
          <table:table-cell table:formula="of:=[.D36]-[.$D$46]" office:value-type="float" office:value="0.644742240428315" calcext:value-type="float">
            <text:p>0.6447422404</text:p>
          </table:table-cell>
          <table:table-cell table:formula="of:=[.E36]-[.$E$46]" office:value-type="float" office:value="-0.689188045193703" calcext:value-type="float">
            <text:p>-0.6891880452</text:p>
          </table:table-cell>
        </table:table-row>
        <table:table-row table:style-name="ro1">
          <table:table-cell office:value-type="float" office:value="-0.124687454337003" calcext:value-type="float">
            <text:p>-0.1246874543</text:p>
          </table:table-cell>
          <table:table-cell office:value-type="float" office:value="-0.338593041828393" calcext:value-type="float">
            <text:p>-0.3385930418</text:p>
          </table:table-cell>
          <table:table-cell/>
          <table:table-cell table:formula="of:=[.A37]*1000" office:value-type="float" office:value="-124.687454337003" calcext:value-type="float">
            <text:p>-124.687454337</text:p>
          </table:table-cell>
          <table:table-cell table:formula="of:=[.B37]*1000" office:value-type="float" office:value="-338.593041828393" calcext:value-type="float">
            <text:p>-338.5930418284</text:p>
          </table:table-cell>
          <table:table-cell/>
          <table:table-cell table:formula="of:=[.D37]-[.$D$46]" office:value-type="float" office:value="0.382357832114394" calcext:value-type="float">
            <text:p>0.3823578321</text:p>
          </table:table-cell>
          <table:table-cell table:formula="of:=[.E37]-[.$E$46]" office:value-type="float" office:value="-0.404474074197424" calcext:value-type="float">
            <text:p>-0.4044740742</text:p>
          </table:table-cell>
        </table:table-row>
        <table:table-row table:style-name="ro1">
          <table:table-cell office:value-type="float" office:value="-0.12499093684769" calcext:value-type="float">
            <text:p>-0.1249909368</text:p>
          </table:table-cell>
          <table:table-cell office:value-type="float" office:value="-0.338532452004973" calcext:value-type="float">
            <text:p>-0.338532452</text:p>
          </table:table-cell>
          <table:table-cell/>
          <table:table-cell table:formula="of:=[.A38]*1000" office:value-type="float" office:value="-124.99093684769" calcext:value-type="float">
            <text:p>-124.9909368477</text:p>
          </table:table-cell>
          <table:table-cell table:formula="of:=[.B38]*1000" office:value-type="float" office:value="-338.532452004973" calcext:value-type="float">
            <text:p>-338.532452005</text:p>
          </table:table-cell>
          <table:table-cell/>
          <table:table-cell table:formula="of:=[.D38]-[.$D$46]" office:value-type="float" office:value="0.0788753214271196" calcext:value-type="float">
            <text:p>0.0788753214</text:p>
          </table:table-cell>
          <table:table-cell table:formula="of:=[.E38]-[.$E$46]" office:value-type="float" office:value="-0.343884250777762" calcext:value-type="float">
            <text:p>-0.3438842508</text:p>
          </table:table-cell>
        </table:table-row>
        <table:table-row table:style-name="ro1">
          <table:table-cell office:value-type="float" office:value="-0.125034293376407" calcext:value-type="float">
            <text:p>-0.1250342934</text:p>
          </table:table-cell>
          <table:table-cell office:value-type="float" office:value="-0.338196956474909" calcext:value-type="float">
            <text:p>-0.3381969565</text:p>
          </table:table-cell>
          <table:table-cell/>
          <table:table-cell table:formula="of:=[.A39]*1000" office:value-type="float" office:value="-125.034293376407" calcext:value-type="float">
            <text:p>-125.0342933764</text:p>
          </table:table-cell>
          <table:table-cell table:formula="of:=[.B39]*1000" office:value-type="float" office:value="-338.196956474909" calcext:value-type="float">
            <text:p>-338.1969564749</text:p>
          </table:table-cell>
          <table:table-cell/>
          <table:table-cell table:formula="of:=[.D39]-[.$D$46]" office:value-type="float" office:value="0.0355187927099507" calcext:value-type="float">
            <text:p>0.0355187927</text:p>
          </table:table-cell>
          <table:table-cell table:formula="of:=[.E39]-[.$E$46]" office:value-type="float" office:value="-0.00838872071341257" calcext:value-type="float">
            <text:p>-0.0083887207</text:p>
          </table:table-cell>
        </table:table-row>
        <table:table-row table:style-name="ro1">
          <table:table-cell office:value-type="float" office:value="-0.125285580631267" calcext:value-type="float">
            <text:p>-0.1252855806</text:p>
          </table:table-cell>
          <table:table-cell office:value-type="float" office:value="-0.337897060718204" calcext:value-type="float">
            <text:p>-0.3378970607</text:p>
          </table:table-cell>
          <table:table-cell/>
          <table:table-cell table:formula="of:=[.A40]*1000" office:value-type="float" office:value="-125.285580631267" calcext:value-type="float">
            <text:p>-125.2855806313</text:p>
          </table:table-cell>
          <table:table-cell table:formula="of:=[.B40]*1000" office:value-type="float" office:value="-337.897060718204" calcext:value-type="float">
            <text:p>-337.8970607182</text:p>
          </table:table-cell>
          <table:table-cell/>
          <table:table-cell table:formula="of:=[.D40]-[.$D$46]" office:value-type="float" office:value="-0.215768462149413" calcext:value-type="float">
            <text:p>-0.2157684621</text:p>
          </table:table-cell>
          <table:table-cell table:formula="of:=[.E40]-[.$E$46]" office:value-type="float" office:value="0.291507035991344" calcext:value-type="float">
            <text:p>0.291507036</text:p>
          </table:table-cell>
        </table:table-row>
        <table:table-row table:style-name="ro1">
          <table:table-cell office:value-type="float" office:value="-0.125353233307202" calcext:value-type="float">
            <text:p>-0.1253532333</text:p>
          </table:table-cell>
          <table:table-cell office:value-type="float" office:value="-0.337718391713685" calcext:value-type="float">
            <text:p>-0.3377183917</text:p>
          </table:table-cell>
          <table:table-cell/>
          <table:table-cell table:formula="of:=[.A41]*1000" office:value-type="float" office:value="-125.353233307202" calcext:value-type="float">
            <text:p>-125.3532333072</text:p>
          </table:table-cell>
          <table:table-cell table:formula="of:=[.B41]*1000" office:value-type="float" office:value="-337.718391713685" calcext:value-type="float">
            <text:p>-337.7183917137</text:p>
          </table:table-cell>
          <table:table-cell/>
          <table:table-cell table:formula="of:=[.D41]-[.$D$46]" office:value-type="float" office:value="-0.28342113808506" calcext:value-type="float">
            <text:p>-0.2834211381</text:p>
          </table:table-cell>
          <table:table-cell table:formula="of:=[.E41]-[.$E$46]" office:value-type="float" office:value="0.470176040510069" calcext:value-type="float">
            <text:p>0.4701760405</text:p>
          </table:table-cell>
        </table:table-row>
        <table:table-row table:style-name="ro1">
          <table:table-cell office:value-type="float" office:value="-0.125486382803432" calcext:value-type="float">
            <text:p>-0.1254863828</text:p>
          </table:table-cell>
          <table:table-cell office:value-type="float" office:value="-0.338002286644647" calcext:value-type="float">
            <text:p>-0.3380022866</text:p>
          </table:table-cell>
          <table:table-cell/>
          <table:table-cell table:formula="of:=[.A42]*1000" office:value-type="float" office:value="-125.486382803432" calcext:value-type="float">
            <text:p>-125.4863828034</text:p>
          </table:table-cell>
          <table:table-cell table:formula="of:=[.B42]*1000" office:value-type="float" office:value="-338.002286644647" calcext:value-type="float">
            <text:p>-338.0022866446</text:p>
          </table:table-cell>
          <table:table-cell/>
          <table:table-cell table:formula="of:=[.D42]-[.$D$46]" office:value-type="float" office:value="-0.416570634314638" calcext:value-type="float">
            <text:p>-0.4165706343</text:p>
          </table:table-cell>
          <table:table-cell table:formula="of:=[.E42]-[.$E$46]" office:value-type="float" office:value="0.186281109547963" calcext:value-type="float">
            <text:p>0.1862811095</text:p>
          </table:table-cell>
        </table:table-row>
        <table:table-row table:style-name="ro1">
          <table:table-cell office:value-type="float" office:value="-0.125653284503709" calcext:value-type="float">
            <text:p>-0.1256532845</text:p>
          </table:table-cell>
          <table:table-cell office:value-type="float" office:value="-0.338327470552943" calcext:value-type="float">
            <text:p>-0.3383274706</text:p>
          </table:table-cell>
          <table:table-cell/>
          <table:table-cell table:formula="of:=[.A43]*1000" office:value-type="float" office:value="-125.653284503709" calcext:value-type="float">
            <text:p>-125.6532845037</text:p>
          </table:table-cell>
          <table:table-cell table:formula="of:=[.B43]*1000" office:value-type="float" office:value="-338.327470552943" calcext:value-type="float">
            <text:p>-338.3274705529</text:p>
          </table:table-cell>
          <table:table-cell/>
          <table:table-cell table:formula="of:=[.D43]-[.$D$46]" office:value-type="float" office:value="-0.583472334592202" calcext:value-type="float">
            <text:p>-0.5834723346</text:p>
          </table:table-cell>
          <table:table-cell table:formula="of:=[.E43]-[.$E$46]" office:value-type="float" office:value="-0.138902798747665" calcext:value-type="float">
            <text:p>-0.138902798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1" office:value-type="string" calcext:value-type="string">
            <text:p>Calculate the average result in x and y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AVERAGE([.D4:.D43])" office:value-type="float" office:value="-125.069812169117" calcext:value-type="float">
            <text:p>-125.0698121691</text:p>
          </table:table-cell>
          <table:table-cell table:formula="of:=AVERAGE([.E4:.E43])" office:value-type="float" office:value="-338.188567754195" calcext:value-type="float">
            <text:p>-338.188567754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2">00/00/0000</text:date>, <text:time style:data-style-name="N2" text:time-value="16:22:52.918770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2T16:23:44.394914732</dc:date>
    <meta:editing-duration>PT51M38S</meta:editing-duration>
    <meta:editing-cycles>9</meta:editing-cycles>
    <meta:generator>LibreOffice/5.1.6.2$Linux_X86_64 LibreOffice_project/10m0$Build-2</meta:generator>
    <meta:document-statistic meta:table-count="1" meta:cell-count="2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88cm" svg:y="0.316cm" chart:style-name="ch2">
          <text:p>Accuracy_test</text:p>
        </chart:title>
        <chart:legend chart:legend-position="end" svg:x="13.181cm" svg:y="4.201cm" style:legend-expansion="high" chart:style-name="ch3"/>
        <chart:plot-area chart:style-name="ch4" table:cell-range-address="test2_base_optical_poses.G4:test2_base_optical_poses.H40" chart:data-source-has-labels="row" svg:x="1.331cm" svg:y="1.275cm" svg:width="11.53cm" svg:height="6.564cm">
          <chartooo:coordinate-region svg:x="1.477cm" svg:y="1.474cm" svg:width="11.29cm" svg:height="6.166cm"/>
          <chart:axis chart:dimension="x" chart:name="primary-x" chart:style-name="ch5">
            <chart:title svg:x="6.589cm" svg:y="8.019cm" chart:style-name="ch6">
              <text:p>X[mm]</text:p>
            </chart:title>
            <chart:grid chart:style-name="ch7" chart:class="major"/>
          </chart:axis>
          <chart:axis chart:dimension="y" chart:name="primary-y" chart:style-name="ch5">
            <chart:title svg:x="0.451cm" svg:y="5.064cm" chart:style-name="ch8">
              <text:p>Y[mm]</text:p>
            </chart:title>
            <chart:grid chart:style-name="ch7" chart:class="major"/>
          </chart:axis>
          <chart:series chart:style-name="ch9" chart:values-cell-range-address="test2_base_optical_poses.H4:test2_base_optical_poses.H40" loext:label-string="center_points" chart:class="chart:scatter">
            <chart:domain table:cell-range-address="test2_base_optical_poses.G4:test2_base_optical_poses.G40"/>
            <chart:data-point chart:repeated="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enter_point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672026395621344">
                <text:p>-0.672026395621344</text:p>
                <draw:g>
                  <svg:desc>test2_base_optical_poses.G4:test2_base_optical_poses.G40</svg:desc>
                </draw:g>
              </table:table-cell>
              <table:table-cell office:value-type="float" office:value="0.487789100208602">
                <text:p>0.487789100208602</text:p>
                <draw:g>
                  <svg:desc>test2_base_optical_poses.H4:test2_base_optical_poses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76343824001617">
                <text:p>-0.476343824001617</text:p>
              </table:table-cell>
              <table:table-cell office:value-type="float" office:value="0.671692129661267">
                <text:p>0.671692129661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32554285544134">
                <text:p>-0.332554285544134</text:p>
              </table:table-cell>
              <table:table-cell office:value-type="float" office:value="0.724964055139594">
                <text:p>0.7249640551395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06771629438941">
                <text:p>-0.306771629438941</text:p>
              </table:table-cell>
              <table:table-cell office:value-type="float" office:value="0.828784381674666">
                <text:p>0.828784381674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83919826832329">
                <text:p>-0.0583919826832329</text:p>
              </table:table-cell>
              <table:table-cell office:value-type="float" office:value="0.3922606358434">
                <text:p>0.3922606358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65880310719149">
                <text:p>0.0365880310719149</text:p>
              </table:table-cell>
              <table:table-cell office:value-type="float" office:value="-0.0158307631946855">
                <text:p>-0.0158307631946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73774243867638">
                <text:p>-0.0973774243867638</text:p>
              </table:table-cell>
              <table:table-cell office:value-type="float" office:value="-0.602141021818625">
                <text:p>-0.602141021818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8684256877744">
                <text:p>0.178684256877744</text:p>
              </table:table-cell>
              <table:table-cell office:value-type="float" office:value="-0.711655598223388">
                <text:p>-0.711655598223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0775787445069">
                <text:p>0.230775787445069</text:p>
              </table:table-cell>
              <table:table-cell office:value-type="float" office:value="-0.646106800855534">
                <text:p>-0.646106800855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061754863555">
                <text:p>0.23061754863555</text:p>
              </table:table-cell>
              <table:table-cell office:value-type="float" office:value="-0.824645718184968">
                <text:p>-0.824645718184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71462713289614">
                <text:p>0.671462713289614</text:p>
              </table:table-cell>
              <table:table-cell office:value-type="float" office:value="0.917205101790216">
                <text:p>0.9172051017902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1137749102091">
                <text:p>0.401137749102091</text:p>
              </table:table-cell>
              <table:table-cell office:value-type="float" office:value="0.691468830852386">
                <text:p>0.6914688308523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97688676919478">
                <text:p>0.297688676919478</text:p>
              </table:table-cell>
              <table:table-cell office:value-type="float" office:value="0.463746082619252">
                <text:p>0.4637460826192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271034278852653">
                <text:p>-0.0271034278852653</text:p>
              </table:table-cell>
              <table:table-cell office:value-type="float" office:value="0.247487650116113">
                <text:p>0.247487650116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55954162754057">
                <text:p>-0.155954162754057</text:p>
              </table:table-cell>
              <table:table-cell office:value-type="float" office:value="0.0415925501733341">
                <text:p>0.04159255017333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616095392889804">
                <text:p>-0.00616095392889804</text:p>
              </table:table-cell>
              <table:table-cell office:value-type="float" office:value="-0.00879089983340009">
                <text:p>-0.00879089983340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863914896501683">
                <text:p>-0.00863914896501683</text:p>
              </table:table-cell>
              <table:table-cell office:value-type="float" office:value="0.00536702730971683">
                <text:p>0.005367027309716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5500059659216">
                <text:p>-0.15500059659216</text:p>
              </table:table-cell>
              <table:table-cell office:value-type="float" office:value="-0.224014222805238">
                <text:p>-0.224014222805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24314735248973">
                <text:p>-0.124314735248973</text:p>
              </table:table-cell>
              <table:table-cell office:value-type="float" office:value="-0.365477878226159">
                <text:p>-0.365477878226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09017925026137">
                <text:p>-0.109017925026137</text:p>
              </table:table-cell>
              <table:table-cell office:value-type="float" office:value="-0.601593544303569">
                <text:p>-0.601593544303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61092113095502">
                <text:p>-0.61092113095502</text:p>
              </table:table-cell>
              <table:table-cell office:value-type="float" office:value="1.2301326760508">
                <text:p>1.23013267605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11430139905477">
                <text:p>-0.411430139905477</text:p>
              </table:table-cell>
              <table:table-cell office:value-type="float" office:value="1.17760124776191">
                <text:p>1.177601247761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18841627528738">
                <text:p>-0.118841627528738</text:p>
              </table:table-cell>
              <table:table-cell office:value-type="float" office:value="1.14453572223397">
                <text:p>1.144535722233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86463619674447">
                <text:p>-0.086463619674447</text:p>
              </table:table-cell>
              <table:table-cell office:value-type="float" office:value="0.9111032583059">
                <text:p>0.91110325830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3709473206909">
                <text:p>-0.33709473206909</text:p>
              </table:table-cell>
              <table:table-cell office:value-type="float" office:value="0.550192867233932">
                <text:p>0.5501928672339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63806941213005">
                <text:p>0.0263806941213005</text:p>
              </table:table-cell>
              <table:table-cell office:value-type="float" office:value="-0.0171069463565345">
                <text:p>-0.01710694635653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328390186876959">
                <text:p>-0.00328390186876959</text:p>
              </table:table-cell>
              <table:table-cell office:value-type="float" office:value="-0.711011430925112">
                <text:p>-0.7110114309251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481370024610186">
                <text:p>-0.0481370024610186</text:p>
              </table:table-cell>
              <table:table-cell office:value-type="float" office:value="-0.938066652951818">
                <text:p>-0.938066652951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109159700277559">
                <text:p>-0.109159700277559</text:p>
              </table:table-cell>
              <table:table-cell office:value-type="float" office:value="-1.37025717097117">
                <text:p>-1.370257170971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155223309623452">
                <text:p>-0.155223309623452</text:p>
              </table:table-cell>
              <table:table-cell office:value-type="float" office:value="-1.47260274865124">
                <text:p>-1.47260274865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7156762130423">
                <text:p>1.47156762130423</text:p>
              </table:table-cell>
              <table:table-cell office:value-type="float" office:value="-0.653321522664044">
                <text:p>-0.653321522664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22304696013651">
                <text:p>1.22304696013651</text:p>
              </table:table-cell>
              <table:table-cell office:value-type="float" office:value="-0.686426693428984">
                <text:p>-0.6864266934289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4742240428315">
                <text:p>0.644742240428315</text:p>
              </table:table-cell>
              <table:table-cell office:value-type="float" office:value="-0.689188045193703">
                <text:p>-0.6891880451937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2357832114394">
                <text:p>0.382357832114394</text:p>
              </table:table-cell>
              <table:table-cell office:value-type="float" office:value="-0.404474074197424">
                <text:p>-0.404474074197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88753214271196">
                <text:p>0.0788753214271196</text:p>
              </table:table-cell>
              <table:table-cell office:value-type="float" office:value="-0.343884250777762">
                <text:p>-0.3438842507777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5187927099507">
                <text:p>0.0355187927099507</text:p>
              </table:table-cell>
              <table:table-cell office:value-type="float" office:value="-0.00838872071341257">
                <text:p>-0.008388720713412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15768462149413">
                <text:p>-0.215768462149413</text:p>
              </table:table-cell>
              <table:table-cell office:value-type="float" office:value="0.291507035991344">
                <text:p>0.291507035991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